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24b864" officeooo:paragraph-rsid="0012ac41"/>
    </style:style>
    <style:style style:name="P2" style:family="paragraph" style:parent-style-name="Standard">
      <style:text-properties style:text-underline-style="none" officeooo:rsid="001d9ac2" officeooo:paragraph-rsid="0012ac41"/>
    </style:style>
    <style:style style:name="P3" style:family="paragraph" style:parent-style-name="Standard">
      <style:text-properties style:text-underline-style="none" officeooo:rsid="001ec89c" officeooo:paragraph-rsid="0012ac41"/>
    </style:style>
    <style:style style:name="P4" style:family="paragraph" style:parent-style-name="Standard">
      <style:text-properties style:text-underline-style="none" officeooo:rsid="002012fb" officeooo:paragraph-rsid="0012ac41"/>
    </style:style>
    <style:style style:name="P5" style:family="paragraph" style:parent-style-name="Standard">
      <style:text-properties style:text-underline-style="none" officeooo:rsid="0022cd05" officeooo:paragraph-rsid="0012ac41"/>
    </style:style>
    <style:style style:name="P6" style:family="paragraph" style:parent-style-name="Standard">
      <style:text-properties style:text-underline-style="solid" style:text-underline-width="auto" style:text-underline-color="font-color" officeooo:rsid="001d9ac2" officeooo:paragraph-rsid="0012ac41"/>
    </style:style>
    <style:style style:name="T1" style:family="text">
      <style:text-properties officeooo:rsid="0022a7ef"/>
    </style:style>
    <style:style style:name="T2" style:family="text">
      <style:text-properties officeooo:rsid="0025c0e1"/>
    </style:style>
    <style:style style:name="T3" style:family="text">
      <style:text-properties officeooo:rsid="0021695d"/>
    </style:style>
    <style:style style:name="T4" style:family="text">
      <style:text-properties officeooo:rsid="0024b8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our2</text:p>
      <text:p text:style-name="P6"/>
      <text:p text:style-name="P2">difficulté à faire différence entre dia séquence et d’activité</text:p>
      <text:p text:style-name="P2">Je comprend mais quand je fais un schéma de séquence, je fini par faire un schéma d’activité</text:p>
      <text:p text:style-name="P2">Mais je vais regarder <text:span text:style-name="T1">les </text:span>cours et <text:span text:style-name="T1">les </text:span>diagramme <text:span text:style-name="T1">de séquence encore.</text:span></text:p>
      <text:p text:style-name="P2"/>
      <text:p text:style-name="P3">J’ai relut le <text:span text:style-name="T2">brief</text:span>, cela m’a éclaircie un peu plus et j’ai fait une liste sur ce que j’avais à faire pour les diagrammes de séquences.</text:p>
      <text:p text:style-name="P3"/>
      <text:p text:style-name="P4">Les diagramme d’activités sont plus facile à faire pour moi <text:span text:style-name="T3">je vais donc faire des diagrammes d’activités, même si c’est pas forcément l’ordre à suivre mais j’avancerai et je </text:span><text:span text:style-name="T4">retournerai</text:span><text:span text:style-name="T3"> sur le diagramme de séquences après</text:span></text:p>
      <text:p text:style-name="P4"/>
      <text:p text:style-name="P5">Je commence à faire des schémas mais ce sont des brouillons que je modifierai après </text:p>
      <text:p text:style-name="P5"/>
      <text:p text:style-name="P1">Note : le mieux pour comprendre c’est de pratiquer. Je suis restée dans la théorie mais c’est avec la pratique que les notions sont plus clai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6:31:30.309535175</meta:creation-date>
    <dc:date>2020-07-22T16:31:37.872418890</dc:date>
    <meta:editing-duration>PT8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8" meta:word-count="142" meta:character-count="812" meta:non-whitespace-character-count="677"/>
  </office:meta>
</office:document-meta>
</file>